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paragraph-rsid="00195a3c"/>
    </style:style>
    <style:style style:name="P2" style:family="paragraph" style:parent-style-name="Standard">
      <style:text-properties officeooo:rsid="001cedb8" officeooo:paragraph-rsid="001cedb8"/>
    </style:style>
    <style:style style:name="P3" style:family="paragraph" style:parent-style-name="Heading">
      <style:text-properties officeooo:paragraph-rsid="001cedb8"/>
    </style:style>
    <style:style style:name="P4" style:family="paragraph" style:parent-style-name="Heading_20_1"/>
    <style:style style:name="T1" style:family="text">
      <style:text-properties officeooo:rsid="001a731d"/>
    </style:style>
    <style:style style:name="T2" style:family="text">
      <style:text-properties officeooo:rsid="00195a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te compiled: </text:span><text:span text:style-name="T2"><text:date style:data-style-name="N37" text:date-value="2020-11-23T08:53:22.442267141" text:fixed="true">23/11/20</text:date></text:span></text:p>
      <text:p text:style-name="Heading">Cowley 1</text:p>
      <text:p text:style-name="P2">Richard Weston</text:p>
      <text:p text:style-name="P2">Dave Robson</text:p>
      <text:p text:style-name="P2">Mousa Bashir</text:p>
      <text:p text:style-name="P2">Graham Cole</text:p>
      <text:p text:style-name="Heading">Cowley 2</text:p>
      <text:p text:style-name="Standard">Stanley, William <text:span text:style-name="T1">(Bill)</text:span></text:p>
      <text:p text:style-name="Standard">Lwin, Ko Ko </text:p>
      <text:p text:style-name="P2">David Keeling</text:p>
      <text:p text:style-name="Heading">Cumnor 1</text:p>
      <text:p text:style-name="Standard">Nick Burrows</text:p>
      <text:p text:style-name="P2">Nigel Moyse</text:p>
      <text:p text:style-name="P2">Eldar Alizada</text:p>
      <text:p text:style-name="P2">Stuart MacQueen</text:p>
      <text:p text:style-name="P2">Mark Sayers</text:p>
      <text:p text:style-name="P2">Ian Bush</text:p>
      <text:p text:style-name="Heading">Cumnor 2</text:p>
      <text:p text:style-name="P2">Robin Carr</text:p>
      <text:p text:style-name="P2">Steve Bennett</text:p>
      <text:p text:style-name="P2">Andrew Hudson</text:p>
      <text:p text:style-name="Heading">Oxford City 1</text:p>
      <text:p text:style-name="Standard">Manley, Jon P</text:p>
      <text:p text:style-name="Standard">Brown, Matthew</text:p>
      <text:p text:style-name="P2">Phil Hayward</text:p>
      <text:p text:style-name="P2">Stuart White</text:p>
      <text:p text:style-name="P2">Arya Cont</text:p>
      <text:p text:style-name="P2">Tim King</text:p>
      <text:p text:style-name="Heading">Oxford City 2</text:p>
      <text:p text:style-name="Standard">Badhe, Abhishek</text:p>
      <text:p text:style-name="Standard">King, Simon E</text:p>
      <text:p text:style-name="P2">Killian Rogan</text:p>
      <text:p text:style-name="P2">Kari Andresson</text:p>
      <text:p text:style-name="P3"/>
      <text:p text:style-name="P3">Oxford University 1</text:p>
      <text:p text:style-name="Standard">Filip Mihov</text:p>
      <text:p text:style-name="Standard">Yuting Fu</text:p>
      <text:p text:style-name="Standard">Anshu Ramaiya</text:p>
      <text:p text:style-name="P2">Dominic Miller</text:p>
      <text:p text:style-name="Heading">Oxford University 2</text:p>
      <text:p text:style-name="Standard">Taylor Pearson</text:p>
      <text:p text:style-name="P2">Karthik Saravanan</text:p>
      <text:p text:style-name="P2">Nils Rochowicz</text:p>
      <text:p text:style-name="Heading">Oxford University 3</text:p>
      <text:p text:style-name="P2">Arkady Boyko</text:p>
      <text:p text:style-name="Heading">Witney 1</text:p>
      <text:p text:style-name="Standard">Searle, Howard AJ</text:p>
      <text:p text:style-name="Standard">Gentry, Alan E</text:p>
      <text:p text:style-name="Standard">Edwards, Derek F </text:p>
      <text:p text:style-name="Standard">Blackwell, David</text:p>
      <text:p text:style-name="Heading">Witney 2</text:p>
      <text:p text:style-name="Standard">Kilbride-Newman, Robert (Bob)</text:p>
      <text:p text:style-name="Standard">Gilders, Ian </text:p>
      <text:p text:style-name="Standard">Turner, Roger N</text:p>
      <text:p text:style-name="Standard">Manning, Charlie </text:p>
      <text:p text:style-name="P2">Matthew Cobur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List of Starred Players for the First Mike Duck Online Tournament</text:h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3:16:41.298404081</meta:creation-date>
    <meta:generator>LibreOffice/6.0.7.3$Linux_X86_64 LibreOffice_project/00m0$Build-3</meta:generator>
    <dc:date>2020-11-23T08:53:26.036389312</dc:date>
    <meta:editing-duration>PT14M7S</meta:editing-duration>
    <meta:editing-cycles>5</meta:editing-cycles>
    <meta:document-statistic meta:table-count="0" meta:image-count="0" meta:object-count="0" meta:page-count="1" meta:paragraph-count="56" meta:word-count="136" meta:character-count="800" meta:non-whitespace-character-count="716"/>
  </office:meta>
</office:document-meta>
</file>